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RepositoryImpl.remove( String loca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ourceRepositoryImpl.remove( Source sourc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ourceRepositoryImpl.copy( String from , String to , boolean recurse , boolean overwri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RepositoryImpl.makeCollection( String loca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SourceRepositoryImpl.save( String in , String ou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SourceRepositoryImpl.service( ServiceManager 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urceRepositoryImpl.copy( Source source , Source destination , boolean recurs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SourceRepositoryImpl.move( String from , String to , boolean recurse , boolean overwri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urceRepositoryImpl.getParent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urceRepositoryImpl.doCopy( String from , String to , boolean recurse , boolean overwrit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">
            <text:p text:style-name="Table_20_Contents">8</text:p>
          </table:table-cell>
          <table:table-cell office:value-type="float" office:value="72">
            <text:p text:style-name="Table_20_Contents">72</text:p>
          </table:table-cell>
        </table:table-row>
        <table:table-row>
          <table:table-cell office:value-type="string">
            <text:p text:style-name="Table_20_Contents">SourceRepositoryImpl.SourceReposito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